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75.9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Text_20_body">
      <style:text-properties officeooo:paragraph-rsid="0017ee00"/>
    </style:style>
    <style:style style:name="P5" style:family="paragraph" style:parent-style-name="Heading_20_3">
      <style:text-properties officeooo:rsid="0015aea7" officeooo:paragraph-rsid="0015aea7"/>
    </style:style>
    <style:style style:name="P6" style:family="paragraph" style:parent-style-name="Heading_20_3" style:list-style-name="">
      <style:text-properties officeooo:rsid="0015aea7" officeooo:paragraph-rsid="0015aea7"/>
    </style:style>
    <style:style style:name="P7" style:family="paragraph" style:parent-style-name="Heading_20_3">
      <style:text-properties officeooo:rsid="00164ffd" officeooo:paragraph-rsid="00164ffd"/>
    </style:style>
    <style:style style:name="P8" style:family="paragraph" style:parent-style-name="Heading_20_3" style:list-style-name="">
      <style:text-properties officeooo:rsid="00164ffd" officeooo:paragraph-rsid="00164ffd"/>
    </style:style>
    <style:style style:name="P9" style:family="paragraph" style:parent-style-name="Heading_20_3">
      <style:text-properties officeooo:rsid="00165435" officeooo:paragraph-rsid="00165435"/>
    </style:style>
    <style:style style:name="P10" style:family="paragraph" style:parent-style-name="Heading_20_3">
      <style:text-properties officeooo:rsid="0017ee00" officeooo:paragraph-rsid="0017ee00"/>
    </style:style>
    <style:style style:name="P11" style:family="paragraph" style:parent-style-name="Heading_20_3">
      <style:paragraph-properties fo:break-before="page"/>
      <style:text-properties officeooo:rsid="0015aea7" officeooo:paragraph-rsid="0015aea7"/>
    </style:style>
    <style:style style:name="P12" style:family="paragraph" style:parent-style-name="Heading_20_3">
      <style:paragraph-properties fo:break-before="page"/>
      <style:text-properties officeooo:rsid="00164ffd" officeooo:paragraph-rsid="00164ffd"/>
    </style:style>
    <style:style style:name="P13" style:family="paragraph" style:parent-style-name="Preformatted_20_Text">
      <style:text-properties officeooo:rsid="00125ca9" officeooo:paragraph-rsid="00125ca9"/>
    </style:style>
    <style:style style:name="P14" style:family="paragraph" style:parent-style-name="Preformatted_20_Text">
      <style:text-properties officeooo:rsid="0014039b" officeooo:paragraph-rsid="0014039b"/>
    </style:style>
    <style:style style:name="P15" style:family="paragraph" style:parent-style-name="Preformatted_20_Text">
      <style:text-properties officeooo:rsid="001449da" officeooo:paragraph-rsid="001449da"/>
    </style:style>
    <style:style style:name="P16" style:family="paragraph" style:parent-style-name="Preformatted_20_Text">
      <style:text-properties officeooo:rsid="0015aea7" officeooo:paragraph-rsid="0015aea7"/>
    </style:style>
    <style:style style:name="P17" style:family="paragraph" style:parent-style-name="Preformatted_20_Text">
      <style:text-properties officeooo:rsid="00164ffd" officeooo:paragraph-rsid="00164ffd"/>
    </style:style>
    <style:style style:name="P18" style:family="paragraph" style:parent-style-name="Preformatted_20_Text">
      <style:text-properties officeooo:rsid="00165435" officeooo:paragraph-rsid="00165435"/>
    </style:style>
    <style:style style:name="P19" style:family="paragraph" style:parent-style-name="Preformatted_20_Text">
      <style:text-properties officeooo:rsid="0017ee00" officeooo:paragraph-rsid="0017ee00"/>
    </style:style>
    <style:style style:name="P20" style:family="paragraph" style:parent-style-name="Heading_20_2">
      <style:text-properties officeooo:rsid="00125ca9" officeooo:paragraph-rsid="00125ca9"/>
    </style:style>
    <style:style style:name="P21" style:family="paragraph" style:parent-style-name="Heading_20_2">
      <style:text-properties officeooo:paragraph-rsid="00125ca9"/>
    </style:style>
    <style:style style:name="P22" style:family="paragraph" style:parent-style-name="Heading_20_2" style:list-style-name="">
      <style:text-properties officeooo:rsid="0014039b" officeooo:paragraph-rsid="0014039b"/>
    </style:style>
    <style:style style:name="P23" style:family="paragraph" style:parent-style-name="Heading_20_2">
      <style:text-properties officeooo:rsid="001449da" officeooo:paragraph-rsid="001449da"/>
    </style:style>
    <style:style style:name="P24" style:family="paragraph" style:parent-style-name="Heading_20_2" style:list-style-name="">
      <style:text-properties officeooo:rsid="001449da" officeooo:paragraph-rsid="001449da"/>
    </style:style>
    <style:style style:name="P25" style:family="paragraph" style:parent-style-name="Heading_20_2">
      <style:text-properties officeooo:rsid="0015aea7" officeooo:paragraph-rsid="0015aea7"/>
    </style:style>
    <style:style style:name="P26" style:family="paragraph" style:parent-style-name="Heading_20_2">
      <style:text-properties officeooo:paragraph-rsid="0015aea7"/>
    </style:style>
    <style:style style:name="P27" style:family="paragraph" style:parent-style-name="Heading_20_2">
      <style:text-properties officeooo:rsid="00165435" officeooo:paragraph-rsid="00165435"/>
    </style:style>
    <style:style style:name="P28" style:family="paragraph" style:parent-style-name="Heading_20_2">
      <style:paragraph-properties fo:break-before="page"/>
      <style:text-properties officeooo:rsid="0014039b" officeooo:paragraph-rsid="0014039b"/>
    </style:style>
    <style:style style:name="P29" style:family="paragraph" style:parent-style-name="Heading_20_2">
      <style:paragraph-properties fo:break-before="page"/>
      <style:text-properties officeooo:rsid="001449da" officeooo:paragraph-rsid="001449da"/>
    </style:style>
    <style:style style:name="P30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34" style:family="paragraph" style:parent-style-name="Heading_20_1">
      <style:text-properties officeooo:rsid="001449da" officeooo:paragraph-rsid="001449da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rsid="00125ca9" officeooo:paragraph-rsid="00125ca9"/>
    </style:style>
    <style:style style:name="P37" style:family="paragraph" style:parent-style-name="Heading_20_1">
      <style:paragraph-properties fo:break-before="page"/>
      <style:text-properties officeooo:rsid="001449da" officeooo:paragraph-rsid="001449da"/>
    </style:style>
    <style:style style:name="P38" style:family="paragraph" style:parent-style-name="Heading_20_1">
      <style:paragraph-properties fo:break-before="page"/>
      <style:text-properties officeooo:rsid="0015aea7" officeooo:paragraph-rsid="0015aea7"/>
    </style:style>
    <style:style style:name="T1" style:family="text">
      <style:text-properties officeooo:rsid="0010634f"/>
    </style:style>
    <style:style style:name="T2" style:family="text">
      <style:text-properties officeooo:rsid="00125ca9"/>
    </style:style>
    <style:style style:name="T3" style:family="text">
      <style:text-properties officeooo:rsid="001449da"/>
    </style:style>
    <style:style style:name="T4" style:family="text">
      <style:text-properties officeooo:rsid="0015aea7"/>
    </style:style>
    <style:style style:name="T5" style:family="text">
      <style:text-properties officeooo:rsid="00164ffd"/>
    </style:style>
    <style:style style:name="T6" style:family="text">
      <style:text-properties officeooo:rsid="0017ee00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_RefHeading___Toc105_2238994884" text:style-name="Index_20_Link" text:visited-style-name="Index_20_Link">config<text:tab/>2</text:a></text:p>
          <text:p text:style-name="P30"><text:a xlink:type="simple" xlink:href="#__RefHeading___Toc267_2238994884" text:style-name="Index_20_Link" text:visited-style-name="Index_20_Link">routes.rb<text:tab/>2</text:a></text:p>
          <text:p text:style-name="P32"><text:a xlink:type="simple" xlink:href="#__RefHeading___Toc107_2238994884" text:style-name="Index_20_Link" text:visited-style-name="Index_20_Link">controllers<text:tab/>3</text:a></text:p>
          <text:p text:style-name="P30"><text:a xlink:type="simple" xlink:href="#__RefHeading___Toc269_2238994884" text:style-name="Index_20_Link" text:visited-style-name="Index_20_Link">application_controller.rb<text:tab/>3</text:a></text:p>
          <text:p text:style-name="P30"><text:a xlink:type="simple" xlink:href="#__RefHeading___Toc271_2238994884" text:style-name="Index_20_Link" text:visited-style-name="Index_20_Link">static_pages_controller.rb<text:tab/>3</text:a></text:p>
          <text:p text:style-name="P30"><text:a xlink:type="simple" xlink:href="#__RefHeading___Toc273_2238994884" text:style-name="Index_20_Link" text:visited-style-name="Index_20_Link">users_controller.rb<text:tab/>3</text:a></text:p>
          <text:p text:style-name="P30"><text:a xlink:type="simple" xlink:href="#__RefHeading___Toc275_2238994884" text:style-name="Index_20_Link" text:visited-style-name="Index_20_Link">sessions_controller.rb<text:tab/>5</text:a></text:p>
          <text:p text:style-name="P30"><text:a xlink:type="simple" xlink:href="#__RefHeading___Toc504_2238994884" text:style-name="Index_20_Link" text:visited-style-name="Index_20_Link">password_resets_controller.rb<text:tab/>6</text:a></text:p>
          <text:p text:style-name="P32"><text:a xlink:type="simple" xlink:href="#__RefHeading___Toc506_2238994884" text:style-name="Index_20_Link" text:visited-style-name="Index_20_Link">helpers<text:tab/>8</text:a></text:p>
          <text:p text:style-name="P30"><text:a xlink:type="simple" xlink:href="#__RefHeading___Toc508_2238994884" text:style-name="Index_20_Link" text:visited-style-name="Index_20_Link">application_helper.rb<text:tab/>8</text:a></text:p>
          <text:p text:style-name="P30"><text:a xlink:type="simple" xlink:href="#__RefHeading___Toc510_2238994884" text:style-name="Index_20_Link" text:visited-style-name="Index_20_Link">users_helper.rb<text:tab/>8</text:a></text:p>
          <text:p text:style-name="P30"><text:a xlink:type="simple" xlink:href="#__RefHeading___Toc512_2238994884" text:style-name="Index_20_Link" text:visited-style-name="Index_20_Link">sessions_helper.rb<text:tab/>8</text:a></text:p>
          <text:p text:style-name="P32"><text:a xlink:type="simple" xlink:href="#__RefHeading___Toc522_2238994884" text:style-name="Index_20_Link" text:visited-style-name="Index_20_Link">mailers<text:tab/>10</text:a></text:p>
          <text:p text:style-name="P30"><text:a xlink:type="simple" xlink:href="#__RefHeading___Toc524_2238994884" text:style-name="Index_20_Link" text:visited-style-name="Index_20_Link">application_mailer.rb<text:tab/>10</text:a></text:p>
          <text:p text:style-name="P30"><text:a xlink:type="simple" xlink:href="#__RefHeading___Toc526_2238994884" text:style-name="Index_20_Link" text:visited-style-name="Index_20_Link">user_mailer.rb<text:tab/>12</text:a></text:p>
          <text:p text:style-name="P32"><text:a xlink:type="simple" xlink:href="#__RefHeading___Toc528_2238994884" text:style-name="Index_20_Link" text:visited-style-name="Index_20_Link">models<text:tab/>12</text:a></text:p>
          <text:p text:style-name="P30"><text:a xlink:type="simple" xlink:href="#__RefHeading___Toc530_2238994884" text:style-name="Index_20_Link" text:visited-style-name="Index_20_Link">user.rb<text:tab/>12</text:a></text:p>
          <text:p text:style-name="P32"><text:a xlink:type="simple" xlink:href="#__RefHeading___Toc532_2238994884" text:style-name="Index_20_Link" text:visited-style-name="Index_20_Link">views<text:tab/>15</text:a></text:p>
          <text:p text:style-name="P30"><text:a xlink:type="simple" xlink:href="#__RefHeading___Toc534_2238994884" text:style-name="Index_20_Link" text:visited-style-name="Index_20_Link">layouts<text:tab/>15</text:a></text:p>
          <text:p text:style-name="P31"><text:a xlink:type="simple" xlink:href="#__RefHeading___Toc536_2238994884" text:style-name="Index_20_Link" text:visited-style-name="Index_20_Link">application.html.erb<text:tab/>15</text:a></text:p>
          <text:p text:style-name="P31"><text:a xlink:type="simple" xlink:href="#__RefHeading___Toc538_2238994884" text:style-name="Index_20_Link" text:visited-style-name="Index_20_Link">_footer.html.erb<text:tab/>15</text:a></text:p>
          <text:p text:style-name="P31"><text:a xlink:type="simple" xlink:href="#__RefHeading___Toc540_2238994884" text:style-name="Index_20_Link" text:visited-style-name="Index_20_Link">_header.html.erb<text:tab/>16</text:a></text:p>
          <text:p text:style-name="P31"><text:a xlink:type="simple" xlink:href="#__RefHeading___Toc542_2238994884" text:style-name="Index_20_Link" text:visited-style-name="Index_20_Link">_rails_default.html.erb<text:tab/>16</text:a></text:p>
          <text:p text:style-name="P31"><text:a xlink:type="simple" xlink:href="#__RefHeading___Toc544_2238994884" text:style-name="Index_20_Link" text:visited-style-name="Index_20_Link">_shim.html.erb<text:tab/>16</text:a></text:p>
          <text:p text:style-name="P31"><text:a xlink:type="simple" xlink:href="#__RefHeading___Toc662_2238994884" text:style-name="Index_20_Link" text:visited-style-name="Index_20_Link">mailer.html.erb<text:tab/>16</text:a></text:p>
          <text:p text:style-name="P31"><text:a xlink:type="simple" xlink:href="#__RefHeading___Toc664_2238994884" text:style-name="Index_20_Link" text:visited-style-name="Index_20_Link">mailer.text.erb<text:tab/>17</text:a></text:p>
          <text:p text:style-name="P30"><text:a xlink:type="simple" xlink:href="#__RefHeading___Toc546_2238994884" text:style-name="Index_20_Link" text:visited-style-name="Index_20_Link">static_pages<text:tab/>17</text:a></text:p>
          <text:p text:style-name="P31"><text:a xlink:type="simple" xlink:href="#__RefHeading___Toc548_2238994884" text:style-name="Index_20_Link" text:visited-style-name="Index_20_Link">home.html.erb<text:tab/>17</text:a></text:p>
          <text:p text:style-name="P31"><text:a xlink:type="simple" xlink:href="#__RefHeading___Toc666_2238994884" text:style-name="Index_20_Link" text:visited-style-name="Index_20_Link">about.html.erb<text:tab/>17</text:a></text:p>
          <text:p text:style-name="P31"><text:a xlink:type="simple" xlink:href="#__RefHeading___Toc668_2238994884" text:style-name="Index_20_Link" text:visited-style-name="Index_20_Link">contact.html.erb<text:tab/>17</text:a></text:p>
          <text:p text:style-name="P31"><text:a xlink:type="simple" xlink:href="#__RefHeading___Toc670_2238994884" text:style-name="Index_20_Link" text:visited-style-name="Index_20_Link">help.html.erb<text:tab/>18</text:a></text:p>
        </text:index-body>
      </text:table-of-content>
      <text:p text:style-name="Text_20_body"/>
      <text:p text:style-name="Standard"/>
      <text:h text:style-name="P35" text:outline-level="1"><text:bookmark-start text:name="__RefHeading___Toc105_2238994884"/>config<text:bookmark-end text:name="__RefHeading___Toc105_2238994884"/></text:h>
      <text:h text:style-name="P20" text:outline-level="2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36" text:outline-level="1"><text:bookmark-start text:name="__RefHeading___Toc107_2238994884"/>controllers<text:bookmark-end text:name="__RefHeading___Toc107_2238994884"/></text:h>
      <text:h text:style-name="P20" text:outline-level="2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3">class ApplicationController &lt; ActionController::Base</text:p>
            <text:p text:style-name="P13"><text:s text:c="2"/>protect_from_forgery with: :exception</text:p>
            <text:p text:style-name="P13"><text:s text:c="2"/>include SessionsHelper</text:p>
            <text:p text:style-name="P13"><text:s text:c="2"/></text:p>
            <text:p text:style-name="P13"><text:s text:c="2"/>def hello</text:p>
            <text:p text:style-name="P13"><text:s text:c="4"/>render html: "hello, world!"</text:p>
            <text:p text:style-name="P13"><text:s text:c="2"/>end</text:p>
            <text:p text:style-name="P13">end</text:p>
          </table:table-cell>
        </table:table-row>
      </table:table>
      <text:h text:style-name="P20" text:outline-level="2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13">class StaticPagesController &lt; ApplicationController</text:p>
            <text:p text:style-name="P13"><text:s text:c="2"/>def home</text:p>
            <text:p text:style-name="P13"><text:s text:c="2"/>end</text:p>
            <text:p text:style-name="P13"/>
            <text:p text:style-name="P13"><text:s text:c="2"/>def help</text:p>
            <text:p text:style-name="P13"><text:s text:c="2"/>end</text:p>
            <text:p text:style-name="P13"/>
            <text:p text:style-name="P13"><text:s text:c="2"/>def about</text:p>
            <text:p text:style-name="P13"><text:s text:c="2"/>end</text:p>
            <text:p text:style-name="P13"/>
            <text:p text:style-name="P13"><text:s text:c="2"/>def contact</text:p>
            <text:p text:style-name="P13"><text:s text:c="2"/>end</text:p>
            <text:p text:style-name="P13"><text:s text:c="2"/></text:p>
            <text:p text:style-name="P13">end</text:p>
          </table:table-cell>
        </table:table-row>
      </table:table>
      <text:p text:style-name="Standard"/>
      <text:h text:style-name="P21" text:outline-level="2"><text:bookmark-start text:name="__RefHeading___Toc273_2238994884"/><text:span text:style-name="T2">users_controller.rb</text:span>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33">class UsersController &lt; ApplicationController</text:p>
            <text:p text:style-name="P33"><text:s text:c="2"/>before_action :logged_in_user, only: [:index, :edit, :update, :destroy]</text:p>
            <text:p text:style-name="P33"><text:s text:c="2"/>before_action :correct_user, <text:s text:c="2"/>only: [:edit, :update]</text:p>
            <text:p text:style-name="P33"><text:s text:c="2"/>before_action :admin_user, <text:s text:c="4"/>only: :destroy</text:p>
            <text:p text:style-name="P33"/>
            <text:p text:style-name="P33"><text:s text:c="2"/>def index <text:s text:c="4"/># 1</text:p>
            <text:p text:style-name="P33"><text:s text:c="4"/># @users = User.paginate(page: params[:page])</text:p>
            <text:p text:style-name="P33"><text:s text:c="4"/># only show activated users in the list</text:p>
            <text:p text:style-name="P33"><text:s text:c="4"/>@users = User.where(activated: true).paginate(page: params[:page])</text:p>
            <text:p text:style-name="P33"><text:s text:c="2"/>end</text:p>
            <text:p text:style-name="P33"/>
            <text:p text:style-name="P33"><text:s text:c="2"/>def show <text:s text:c="5"/># 2</text:p>
            <text:p text:style-name="P33"><text:s text:c="4"/>@user = User.find(params[:id])</text:p>
            <text:p text:style-name="P33"><text:s text:c="4"/># skip page if user is not activated</text:p>
            <text:p text:style-name="P33"><text:s text:c="4"/>redirect_to root_url and return unless @user.activated</text:p>
            <text:p text:style-name="P33"><text:s text:c="4"/># debugger</text:p>
            <text:p text:style-name="P33"><text:s text:c="2"/>end</text:p>
            <text:p text:style-name="P33"/>
            <text:p text:style-name="P33"><text:soft-page-break/><text:s text:c="2"/>def new <text:s text:c="6"/># 3</text:p>
            <text:p text:style-name="P33"><text:s text:c="4"/>@user = User.new</text:p>
            <text:p text:style-name="P33"><text:s text:c="2"/>end</text:p>
            <text:p text:style-name="P33"/>
            <text:p text:style-name="P33"><text:s text:c="2"/>def create <text:s text:c="3"/># 4</text:p>
            <text:p text:style-name="P33"><text:s text:c="4"/>@user = User.new(user_params)</text:p>
            <text:p text:style-name="P33"><text:s text:c="4"/>if @user.save</text:p>
            <text:p text:style-name="P33"><text:s text:c="6"/>@user.send_activation_email # in the User mode</text:p>
            <text:p text:style-name="P33"><text:s text:c="6"/># UserMailer.account_activation(@user).deliver_now </text:p>
            <text:p text:style-name="P33"><text:s text:c="6"/>flash[:info] <text:s text:c="3"/>= "Please check your email to activate your account."</text:p>
            <text:p text:style-name="P33"><text:s text:c="6"/>redirect_to root_url</text:p>
            <text:p text:style-name="P33"><text:s text:c="6"/># log_in @user</text:p>
            <text:p text:style-name="P33"><text:s text:c="6"/># flash[:success] = "Welcome to the Sample App!"</text:p>
            <text:p text:style-name="P33"><text:s text:c="6"/># redirect_to @user</text:p>
            <text:p text:style-name="P33"><text:s text:c="4"/>else</text:p>
            <text:p text:style-name="P33"><text:s text:c="6"/>render 'new'</text:p>
            <text:p text:style-name="P33"><text:s text:c="4"/>end</text:p>
            <text:p text:style-name="P33"><text:s text:c="2"/>end</text:p>
            <text:p text:style-name="P33"/>
            <text:p text:style-name="P33"><text:s text:c="2"/>def edit <text:s text:c="5"/># 5</text:p>
            <text:p text:style-name="P33"><text:s text:c="2"/>end</text:p>
            <text:p text:style-name="P33"/>
            <text:p text:style-name="P33"><text:s text:c="2"/>def update <text:s text:c="3"/># 6</text:p>
            <text:p text:style-name="P33"><text:s text:c="4"/>if @user.update_attributes(user_params)</text:p>
            <text:p text:style-name="P33"><text:s text:c="6"/>flash[:success] = "User successfully updated"</text:p>
            <text:p text:style-name="P33"><text:s text:c="6"/>redirect_to @user</text:p>
            <text:p text:style-name="P33"><text:s text:c="4"/>else</text:p>
            <text:p text:style-name="P33"><text:s text:c="6"/>render 'edit'</text:p>
            <text:p text:style-name="P33"><text:s text:c="4"/>end</text:p>
            <text:p text:style-name="P33"><text:s text:c="2"/>end</text:p>
            <text:p text:style-name="P33"/>
            <text:p text:style-name="P33"><text:s text:c="2"/>def destroy <text:s/># 7 <text:s/># add the corresponding before_actionS as well</text:p>
            <text:p text:style-name="P33"><text:s text:c="4"/>User.find(params[:id]).destroy <text:s/># #destroy from Active record</text:p>
            <text:p text:style-name="P33"><text:s text:c="4"/>flash[:success] = "User deleted"</text:p>
            <text:p text:style-name="P33"><text:s text:c="4"/>redirect_to users_url</text:p>
            <text:p text:style-name="P33"><text:s text:c="2"/>end</text:p>
            <text:p text:style-name="P33"/>
            <text:p text:style-name="P33"><text:s text:c="2"/>private</text:p>
            <text:p text:style-name="P33"><text:s text:c="4"/>def user_params</text:p>
            <text:p text:style-name="P33"><text:s text:c="6"/>params.require(:user).permit( <text:s/></text:p>
            <text:p text:style-name="P33"><text:s text:c="8"/>:name, <text:s text:c="7"/>:email, </text:p>
            <text:p text:style-name="P33"><text:s text:c="8"/>:password, <text:s text:c="3"/>:password_confirmation)</text:p>
            <text:p text:style-name="P33"><text:s text:c="4"/>end</text:p>
            <text:p text:style-name="P33"><text:s text:c="4"/></text:p>
            <text:p text:style-name="P33"><text:s text:c="4"/># before filters</text:p>
            <text:p text:style-name="P33"/>
            <text:p text:style-name="P33"><text:s text:c="4"/># confirms a logged-in user</text:p>
            <text:p text:style-name="P33"><text:s text:c="6"/># used in the filter before_action</text:p>
            <text:p text:style-name="P33"><text:s text:c="4"/>def logged_in_user</text:p>
            <text:p text:style-name="P33"><text:s text:c="6"/>unless logged_in?</text:p>
            <text:p text:style-name="P33"><text:s text:c="8"/>store_location</text:p>
            <text:p text:style-name="P33"><text:s text:c="8"/>flash[:danger] = "Please log in"</text:p>
            <text:p text:style-name="P33"><text:s text:c="8"/>redirect_to login_url</text:p>
            <text:p text:style-name="P33"><text:s text:c="6"/>end</text:p>
            <text:p text:style-name="P33"><text:s text:c="4"/>end</text:p>
            <text:p text:style-name="P33"><text:soft-page-break/></text:p>
            <text:p text:style-name="P33"><text:s text:c="4"/>#confirms the correct user</text:p>
            <text:p text:style-name="P33"><text:s text:c="4"/>def correct_user</text:p>
            <text:p text:style-name="P33"><text:s text:c="6"/>@user = User.find(params[:id])</text:p>
            <text:p text:style-name="P33"><text:s text:c="6"/>redirect_to(root_url) unless @user == current_user</text:p>
            <text:p text:style-name="P33"><text:s text:c="4"/>end</text:p>
            <text:p text:style-name="P33"><text:s text:c="6"/># current_user in session_helper, returns the user corresponding to the remember token cookie</text:p>
            <text:p text:style-name="P33"/>
            <text:p text:style-name="P33"><text:s text:c="4"/># confirms an admin user</text:p>
            <text:p text:style-name="P33"><text:s text:c="4"/>def admin_user</text:p>
            <text:p text:style-name="P33"><text:s text:c="6"/>redirect_to(root_url) unless current_user.admin?</text:p>
            <text:p text:style-name="P33"><text:s text:c="4"/>end</text:p>
            <text:p text:style-name="P33">end</text:p>
          </table:table-cell>
        </table:table-row>
      </table:table>
      <text:h text:style-name="P21" text:outline-level="2"><text:bookmark-start text:name="__RefHeading___Toc275_2238994884"/><text:span text:style-name="T2">sessions_controller.rb</text:span><text:bookmark-end text:name="__RefHeading___Toc275_223899488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13">class SessionsController &lt; ApplicationController</text:p>
            <text:p text:style-name="P13"><text:s text:c="2"/>def new</text:p>
            <text:p text:style-name="P13"><text:s text:c="4"/># debugger</text:p>
            <text:p text:style-name="P13"><text:s text:c="2"/>end</text:p>
            <text:p text:style-name="P13"/>
            <text:p text:style-name="P13"><text:s text:c="2"/>def create <text:s text:c="3"/># the first 'if user' is just to not make user.authenticate fail</text:p>
            <text:p text:style-name="P13"><text:s text:c="4"/># user could be a @class variable for the sake of testing the way listing 9.27 does</text:p>
            <text:p text:style-name="P13"><text:s text:c="4"/>user = User.find_by(email: params[:session][:email].downcase)</text:p>
            <text:p text:style-name="P13"><text:s text:c="4"/>if user and user.authenticate(params[:session][:password])</text:p>
            <text:p text:style-name="P13"><text:s text:c="6"/>if user.activated?</text:p>
            <text:p text:style-name="P13"><text:s text:c="8"/>log_in user <text:s text:c="5"/># method in sessions_helper</text:p>
            <text:p text:style-name="P13"><text:s text:c="8"/>params[:session][:remember_me] == '1' ? remember(user) : forget(user)</text:p>
            <text:p text:style-name="P13"><text:s text:c="8"/>flash[:success] = "logged in" # not sure if this can remain here</text:p>
            <text:p text:style-name="P13"><text:s text:c="8"/>redirect_back_or(user) <text:s/># (@user is used as the default argument of #redirect_back_or if there is no other path)</text:p>
            <text:p text:style-name="P13"><text:s text:c="6"/># #redirect_back_or comes from sessions_helper</text:p>
            <text:p text:style-name="P13"><text:s text:c="6"/>else</text:p>
            <text:p text:style-name="P13"><text:s text:c="8"/>message = "Account not activated. "</text:p>
            <text:p text:style-name="P13"><text:s text:c="8"/>message += "Check your email for the activation link."</text:p>
            <text:p text:style-name="P13"><text:s text:c="8"/>flash[:warning] = message</text:p>
            <text:p text:style-name="P13"><text:s text:c="8"/>redirect_to root_url</text:p>
            <text:p text:style-name="P13"><text:s text:c="6"/>end</text:p>
            <text:p text:style-name="P13"><text:s text:c="4"/>else</text:p>
            <text:p text:style-name="P13"><text:s text:c="6"/>flash.now[:danger] <text:s/>= "Invalid email/password combination"</text:p>
            <text:p text:style-name="P13"><text:s text:c="6"/>render 'new'</text:p>
            <text:p text:style-name="P13"><text:s text:c="4"/>end</text:p>
            <text:p text:style-name="P13"><text:s text:c="2"/>end</text:p>
            <text:p text:style-name="P13"/>
            <text:p text:style-name="P13"><text:s text:c="2"/>def destroy</text:p>
            <text:p text:style-name="P13"><text:s text:c="4"/>log_out if logged_in?</text:p>
            <text:p text:style-name="P13"><text:s text:c="4"/>redirect_to root_path</text:p>
            <text:p text:style-name="P13"><text:s text:c="2"/>end</text:p>
            <text:p text:style-name="P13">end</text:p>
          </table:table-cell>
        </table:table-row>
      </table:table>
      <text:h text:style-name="P22" text:outline-level="2"/>
      <text:h text:style-name="P28" text:outline-level="2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4">class PasswordResetsController &lt; ApplicationController</text:p>
            <text:p text:style-name="P14"><text:s text:c="2"/>before_action :get_user, <text:s text:c="3"/>only: [:edit, :update]</text:p>
            <text:p text:style-name="P14"><text:s text:c="2"/>before_action :valid_user, <text:s/>only: [:edit, :update]</text:p>
            <text:p text:style-name="P14"><text:s text:c="2"/>before_action :check_expiration, only: [:edit, :update] # see #update case 1.</text:p>
            <text:p text:style-name="P14"><text:s text:c="2"/>def new</text:p>
            <text:p text:style-name="P14"><text:s text:c="2"/>end</text:p>
            <text:p text:style-name="P14"/>
            <text:p text:style-name="P14"><text:s text:c="2"/>def create</text:p>
            <text:p text:style-name="P14"><text:s text:c="4"/>@user = User.find_by(email:params[:password_reset][:email].downcase)</text:p>
            <text:p text:style-name="P14"><text:s text:c="4"/>if @user</text:p>
            <text:p text:style-name="P14"><text:s text:c="6"/>@user.create_reset_digest <text:s text:c="8"/># from User controller</text:p>
            <text:p text:style-name="P14"><text:s text:c="6"/>@user.send_password_reset_email <text:s text:c="3"/># also from there</text:p>
            <text:p text:style-name="P14"><text:s text:c="6"/>flash[:info] = "Email sent with password reset instructions"</text:p>
            <text:p text:style-name="P14"><text:s text:c="6"/>redirect_to root_url</text:p>
            <text:p text:style-name="P14"><text:s text:c="4"/>else</text:p>
            <text:p text:style-name="P14"><text:s text:c="6"/>flash.now[:danger] = "Email address not found"</text:p>
            <text:p text:style-name="P14"><text:s text:c="6"/>render 'new'</text:p>
            <text:p text:style-name="P14"><text:s text:c="4"/>end</text:p>
            <text:p text:style-name="P14"><text:s text:c="2"/>end</text:p>
            <text:p text:style-name="P14"/>
            <text:p text:style-name="P14"><text:s text:c="2"/>def edit</text:p>
            <text:p text:style-name="P14"><text:s text:c="4"/>@user = User.find_by(email:params[:email].downcase)</text:p>
            <text:p text:style-name="P14"><text:s text:c="2"/>end</text:p>
            <text:p text:style-name="P14"/>
            <text:p text:style-name="P14"><text:s text:c="2"/>def update</text:p>
            <text:p text:style-name="P14"><text:s text:c="4"/># four cases:</text:p>
            <text:p text:style-name="P14"><text:s text:c="4"/># 1. expired password reset # dealt with a before filter at the top</text:p>
            <text:p text:style-name="P14"><text:s text:c="4"/># 2. failed update for invalid password</text:p>
            <text:p text:style-name="P14"><text:s text:c="4"/># 3. failed update for empty password or wrong confirmation)</text:p>
            <text:p text:style-name="P14"><text:s text:c="4"/># 4. SUCCESSFUL update</text:p>
            <text:p text:style-name="P14"><text:s text:c="4"/>if params[:user][:password].empty? <text:s text:c="9"/># case 3.</text:p>
            <text:p text:style-name="P14"><text:s text:c="6"/>@user.errors.add(:password, "can't be empty")</text:p>
            <text:p text:style-name="P14"><text:s text:c="6"/>render 'edit'</text:p>
            <text:p text:style-name="P14"><text:s text:c="4"/>elsif @user.update_attributes(user_params) <text:s text:c="2"/># case 4.</text:p>
            <text:p text:style-name="P14"><text:s text:c="6"/>log_in @user <text:s text:c="13"/># method below in the controller</text:p>
            <text:p text:style-name="P14"><text:s text:c="6"/>@user.update_attribute(:reset_digest, nil)</text:p>
            <text:p text:style-name="P14"><text:s text:c="6"/>flash[:success] = "Password has been reset."</text:p>
            <text:p text:style-name="P14"><text:s text:c="6"/>redirect_to @user</text:p>
            <text:p text:style-name="P14"><text:s text:c="4"/>else</text:p>
            <text:p text:style-name="P14"><text:s text:c="6"/>render 'edit' <text:s text:c="29"/># case 2.</text:p>
            <text:p text:style-name="P14"><text:s text:c="4"/>end</text:p>
            <text:p text:style-name="P14"><text:s text:c="2"/>end</text:p>
            <text:p text:style-name="P14"/>
            <text:p text:style-name="P14"><text:s text:c="2"/>private</text:p>
            <text:p text:style-name="P14"><text:s text:c="4"/>def user_params</text:p>
            <text:p text:style-name="P14"><text:s text:c="6"/>params.require(:user).permit(:password, :password_confirmation)</text:p>
            <text:p text:style-name="P14"><text:s text:c="4"/>end</text:p>
            <text:p text:style-name="P14"/>
            <text:p text:style-name="P14"><text:s text:c="4"/># Before filters</text:p>
            <text:p text:style-name="P14"><text:s text:c="4"/>def get_user</text:p>
            <text:p text:style-name="P14"><text:s text:c="6"/>@user = User.find_by(email: params[:email])</text:p>
            <text:p text:style-name="P14"><text:s text:c="4"/>end</text:p>
            <text:p text:style-name="P14"><text:soft-page-break/></text:p>
            <text:p text:style-name="P14"><text:s text:c="4"/># confirms a valid user</text:p>
            <text:p text:style-name="P14"><text:s text:c="4"/>def valid_user </text:p>
            <text:p text:style-name="P14"><text:s text:c="6"/>unless (@user &amp;&amp; @user.activated? &amp;&amp; # ::authenticated from User model</text:p>
            <text:p text:style-name="P14"><text:s text:c="14"/>@user.authenticated?(:reset, params[:id]))</text:p>
            <text:p text:style-name="P14"><text:s text:c="8"/>redirect_to root_url <text:s text:c="3"/># to get the reset_digest</text:p>
            <text:p text:style-name="P14"><text:s text:c="6"/>end</text:p>
            <text:p text:style-name="P14"><text:s text:c="4"/>end</text:p>
            <text:p text:style-name="P14"/>
            <text:p text:style-name="P14"><text:s text:c="4"/># checks expiration of reset token</text:p>
            <text:p text:style-name="P14"><text:s text:c="4"/>def check_expiration</text:p>
            <text:p text:style-name="P14"><text:s text:c="6"/>if @user.password_reset_expired? # in the User model</text:p>
            <text:p text:style-name="P14"><text:s text:c="8"/>flash[:danger] = "Password reset has expired."</text:p>
            <text:p text:style-name="P14"><text:s text:c="8"/>redirect_to new_password_reset_url</text:p>
            <text:p text:style-name="P14"><text:s text:c="6"/>end</text:p>
            <text:p text:style-name="P14"><text:s text:c="4"/>end</text:p>
            <text:p text:style-name="P14">end</text:p>
            <text:p text:style-name="P14"/>
            <text:p text:style-name="P14">=begin</text:p>
            <text:p text:style-name="P14">upon submitting</text:p>
            <text:p text:style-name="P14">1) find user by email</text:p>
            <text:p text:style-name="P14">2) update its attributes with </text:p>
            <text:p text:style-name="P14"><text:s text:c="2"/>- the password reset token</text:p>
            <text:p text:style-name="P14"><text:s text:c="2"/>- sent_at timestamp</text:p>
            <text:p text:style-name="P14">3) redirect to root_url</text:p>
            <text:p text:style-name="P14">4) flash message</text:p>
            <text:p text:style-name="P14"/>
            <text:p text:style-name="P14">in case of an invalid submission,</text:p>
            <text:p text:style-name="P14"><text:s text:c="2"/>the form will be re-rendered with a flash.now message</text:p>
            <text:p text:style-name="P14">=end </text:p>
          </table:table-cell>
        </table:table-row>
      </table:table>
      <text:p text:style-name="P2"/>
      <text:h text:style-name="P37" text:outline-level="1"><text:bookmark-start text:name="__RefHeading___Toc506_2238994884"/>helpers<text:bookmark-end text:name="__RefHeading___Toc506_2238994884"/></text:h>
      <text:h text:style-name="P23" text:outline-level="2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5">module ApplicationHelper</text:p>
            <text:p text:style-name="P15"/>
            <text:p text:style-name="P15"><text:s text:c="2"/># return the full title on a per-page basis</text:p>
            <text:p text:style-name="P15"><text:s text:c="2"/>def full_title(page_title = '')</text:p>
            <text:p text:style-name="P15"><text:s text:c="4"/>base_title = "Ruby on Rails Tutorial Sample App"</text:p>
            <text:p text:style-name="P15"><text:s text:c="4"/>if page_title.empty?</text:p>
            <text:p text:style-name="P15"><text:s text:c="6"/>base_title</text:p>
            <text:p text:style-name="P15"><text:s text:c="4"/>else</text:p>
            <text:p text:style-name="P15"><text:s text:c="6"/>page_title + " | " + base_title</text:p>
            <text:p text:style-name="P15"><text:s text:c="4"/>end</text:p>
            <text:p text:style-name="P15"><text:s text:c="2"/>end</text:p>
            <text:p text:style-name="P15">end</text:p>
          </table:table-cell>
        </table:table-row>
      </table:table>
      <text:h text:style-name="P23" text:outline-level="2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5">module UsersHelper</text:p>
            <text:p text:style-name="P15"><text:tab/>def gravatar_for(user, size: 80 )</text:p>
            <text:p text:style-name="P15"><text:tab/><text:tab/>gravatar_id = Digest::MD5::hexdigest(user.email.downcase)</text:p>
            <text:p text:style-name="P15"><text:tab/><text:tab/>gravatar_url = "https://secure.gravatar.com/avatar/#{gravatar_id}?s=#{size}"</text:p>
            <text:p text:style-name="P15"><text:tab/><text:tab/>image_tag(gravatar_url, alt: user.name, class: "gravatar")</text:p>
            <text:p text:style-name="P15"><text:tab/>end</text:p>
            <text:p text:style-name="P15">end</text:p>
          </table:table-cell>
        </table:table-row>
      </table:table>
      <text:h text:style-name="P23" text:outline-level="2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5">module SessionsHelper</text:p>
            <text:p text:style-name="P15"><text:tab/></text:p>
            <text:p text:style-name="P15"><text:tab/># logs in the given user</text:p>
            <text:p text:style-name="P15"><text:tab/>def log_in(user)</text:p>
            <text:p text:style-name="P15"><text:tab/><text:tab/>session[:user_id] = user.id<text:tab/><text:tab/><text:tab/># sessions is a temporary cookie</text:p>
            <text:p text:style-name="P15"><text:tab/>end</text:p>
            <text:p text:style-name="P15"/>
            <text:p text:style-name="P15"><text:tab/># returns the current logged-in user (if any)</text:p>
            <text:p text:style-name="P15"><text:tab/># def current_user</text:p>
            <text:p text:style-name="P15"><text:tab/># <text:tab/>@current_user ||= User.find_by(id: session[:user_id])</text:p>
            <text:p text:style-name="P15"><text:tab/># end</text:p>
            <text:p text:style-name="P15"/>
            <text:p text:style-name="P15"><text:tab/># returns true if the given user is the current user</text:p>
            <text:p text:style-name="P15"><text:tab/>def current_user?(user)</text:p>
            <text:p text:style-name="P15"><text:tab/><text:tab/>user == current_user</text:p>
            <text:p text:style-name="P15"><text:tab/>end<text:tab/></text:p>
            <text:p text:style-name="P15"/>
            <text:p text:style-name="P15"><text:tab/># returns the user corresponding to the remember token cookie</text:p>
            <text:p text:style-name="P15"><text:tab/>def current_user</text:p>
            <text:p text:style-name="P15"><text:tab/><text:tab/>if <text:tab/><text:tab/>(user_id = session[:user_id]) <text:tab/><text:tab/><text:tab/><text:tab/># <text:soft-page-break/>does it exist?</text:p>
            <text:p text:style-name="P15"><text:tab/><text:tab/><text:tab/>@current_user ||= User.find_by(id: user_id)</text:p>
            <text:p text:style-name="P15"><text:tab/><text:tab/>elsif (user_id = cookies.signed[:user_id]) <text:s/># is there a persisten session?</text:p>
            <text:p text:style-name="P15"><text:tab/><text:tab/><text:tab/># raise # the tests still pass, so this branch is currently untested</text:p>
            <text:p text:style-name="P15"><text:tab/><text:tab/><text:tab/>user = User.find_by(id: user_id) <text:tab/><text:tab/><text:tab/><text:tab/><text:tab/><text:tab/><text:tab/># .authenticated comes from models/user</text:p>
            <text:p text:style-name="P15"><text:tab/><text:tab/><text:tab/># if user and user.authenticated?(cookies[:remember_token])</text:p>
            <text:p text:style-name="P15"><text:tab/><text:tab/><text:tab/># updated this line for the new authenticated method</text:p>
            <text:p text:style-name="P15"><text:tab/><text:tab/><text:tab/>if user &amp;&amp; user.authenticated?(:remember, cookies[:remember_token])</text:p>
            <text:p text:style-name="P15"><text:tab/><text:tab/><text:tab/><text:tab/># <text:tab/>( def authenticated?(attribute, token) from User model)</text:p>
            <text:p text:style-name="P15"><text:tab/><text:tab/><text:tab/><text:tab/># <text:s text:c="11"/>so it will be remember_digest</text:p>
            <text:p text:style-name="P15"><text:tab/><text:tab/><text:tab/><text:tab/>log_in user<text:tab/><text:tab/><text:tab/><text:tab/><text:tab/><text:tab/><text:tab/><text:tab/># from this same file</text:p>
            <text:p text:style-name="P15"><text:tab/><text:tab/><text:tab/><text:tab/>@current_user = user</text:p>
            <text:p text:style-name="P15"><text:tab/><text:tab/><text:tab/>end</text:p>
            <text:p text:style-name="P15"><text:tab/><text:tab/>end</text:p>
            <text:p text:style-name="P15"><text:tab/>end</text:p>
            <text:p text:style-name="P15"/>
            <text:p text:style-name="P15"><text:tab/># returns true if the user is logged in</text:p>
            <text:p text:style-name="P15"><text:tab/>def logged_in?</text:p>
            <text:p text:style-name="P15"><text:tab/><text:tab/>!current_user.nil?</text:p>
            <text:p text:style-name="P15"><text:tab/>end</text:p>
            <text:p text:style-name="P15"/>
            <text:p text:style-name="P15"><text:tab/># forgets a persistent session</text:p>
            <text:p text:style-name="P15"><text:tab/>def forget(user)</text:p>
            <text:p text:style-name="P15"><text:tab/><text:tab/>user.forget <text:tab/><text:tab/><text:tab/><text:tab/><text:tab/><text:tab/><text:tab/><text:tab/><text:tab/><text:tab/># from models/user</text:p>
            <text:p text:style-name="P15"><text:tab/><text:tab/>cookies.delete(:user_id)</text:p>
            <text:p text:style-name="P15"><text:tab/><text:tab/>cookies.delete(:remember_token)</text:p>
            <text:p text:style-name="P15"><text:tab/>end</text:p>
            <text:p text:style-name="P15"/>
            <text:p text:style-name="P15"><text:tab/># logs out the current user</text:p>
            <text:p text:style-name="P15"><text:tab/>def log_out</text:p>
            <text:p text:style-name="P15"><text:tab/><text:tab/>forget(current_user)</text:p>
            <text:p text:style-name="P15"><text:tab/><text:tab/>session.delete(:user_id)</text:p>
            <text:p text:style-name="P15"><text:tab/><text:tab/>@current_user = nil</text:p>
            <text:p text:style-name="P15"><text:tab/>end</text:p>
            <text:p text:style-name="P15"/>
            <text:p text:style-name="P15"><text:tab/># remembers a user in a persisten session</text:p>
            <text:p text:style-name="P15"><text:tab/>def remember(user)</text:p>
            <text:p text:style-name="P15"><text:tab/><text:tab/>user.remember<text:tab/><text:tab/><text:tab/><text:tab/><text:tab/><text:tab/><text:tab/><text:tab/><text:tab/><text:tab/># from models/user</text:p>
            <text:p text:style-name="P15"><text:tab/><text:tab/>cookies.permanent.signed[:user_id] = user.id</text:p>
            <text:p text:style-name="P15"><text:tab/><text:tab/>cookies.permanent[:remember_token] = user.remember_token</text:p>
            <text:p text:style-name="P15"><text:tab/>end<text:tab/><text:tab/><text:tab/><text:tab/><text:tab/><text:tab/><text:tab/><text:tab/><text:tab/><text:tab/><text:tab/><text:tab/><text:tab/><text:tab/><text:tab/><text:tab/># from an attr_accessor of models/user</text:p>
            <text:p text:style-name="P15"/>
            <text:p text:style-name="P15"><text:tab/># redirects to stored location (or the default), after it, it cleans itself</text:p>
            <text:p text:style-name="P15"><text:tab/>def redirect_back_or(default)</text:p>
            <text:p text:style-name="P15"><text:tab/><text:tab/>redirect_to(session[:forwarding_url] || default )</text:p>
            <text:p text:style-name="P15"><text:tab/><text:tab/>session.delete(:forwarding_url)</text:p>
            <text:p text:style-name="P15"><text:soft-page-break/><text:tab/>end</text:p>
            <text:p text:style-name="P15"/>
            <text:p text:style-name="P15"><text:tab/># stores the URL trying to be accessed</text:p>
            <text:p text:style-name="P15"><text:tab/>def store_location<text:tab/><text:tab/><text:tab/><text:tab/><text:tab/><text:tab/><text:tab/><text:tab/><text:tab/><text:tab/><text:tab/># <text:s/>but only for a GET request</text:p>
            <text:p text:style-name="P15"><text:tab/><text:tab/>session[:forwarding_url] = request.original_url if request.get?</text:p>
            <text:p text:style-name="P15"><text:tab/>end # puts the requested URL in the session variable under the key :forwarding_url</text:p>
            <text:p text:style-name="P15">end</text:p>
          </table:table-cell>
        </table:table-row>
      </table:table>
      <text:h text:style-name="P34" text:outline-level="1"><text:bookmark-start text:name="__RefHeading___Toc522_2238994884"/>mailers<text:bookmark-end text:name="__RefHeading___Toc522_2238994884"/></text:h>
      <text:h text:style-name="P23" text:outline-level="2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">module SessionsHelper</text:p>
            <text:p text:style-name="P15"><text:tab/></text:p>
            <text:p text:style-name="P15"><text:tab/># logs in the given user</text:p>
            <text:p text:style-name="P15"><text:tab/>def log_in(user)</text:p>
            <text:p text:style-name="P15"><text:tab/><text:tab/>session[:user_id] = user.id<text:tab/><text:tab/><text:tab/># sessions is a temporary cookie</text:p>
            <text:p text:style-name="P15"><text:tab/>end</text:p>
            <text:p text:style-name="P15"/>
            <text:p text:style-name="P15"><text:tab/># returns the current logged-in user (if any)</text:p>
            <text:p text:style-name="P15"><text:tab/># def current_user</text:p>
            <text:p text:style-name="P15"><text:tab/># <text:tab/>@current_user ||= User.find_by(id: session[:user_id])</text:p>
            <text:p text:style-name="P15"><text:tab/># end</text:p>
            <text:p text:style-name="P15"/>
            <text:p text:style-name="P15"><text:tab/># returns true if the given user is the current user</text:p>
            <text:p text:style-name="P15"><text:tab/>def current_user?(user)</text:p>
            <text:p text:style-name="P15"><text:tab/><text:tab/>user == current_user</text:p>
            <text:p text:style-name="P15"><text:tab/>end<text:tab/></text:p>
            <text:p text:style-name="P15"/>
            <text:p text:style-name="P15"><text:tab/># returns the user corresponding to the remember token cookie</text:p>
            <text:p text:style-name="P15"><text:tab/>def current_user</text:p>
            <text:p text:style-name="P15"><text:tab/><text:tab/>if <text:tab/><text:tab/>(user_id = session[:user_id]) <text:tab/><text:tab/><text:tab/><text:tab/># does it exist?</text:p>
            <text:p text:style-name="P15"><text:tab/><text:tab/><text:tab/>@current_user ||= User.find_by(id: user_id)</text:p>
            <text:p text:style-name="P15"><text:tab/><text:tab/>elsif (user_id = cookies.signed[:user_id]) <text:s/># is there a persisten session?</text:p>
            <text:p text:style-name="P15"><text:tab/><text:tab/><text:tab/># raise # the tests still pass, so this branch is currently untested</text:p>
            <text:p text:style-name="P15"><text:tab/><text:tab/><text:tab/>user = User.find_by(id: user_id) <text:tab/><text:tab/><text:tab/><text:tab/><text:tab/><text:tab/><text:tab/># .authenticated comes from models/user</text:p>
            <text:p text:style-name="P15"><text:tab/><text:tab/><text:tab/># if user and user.authenticated?(cookies[:remember_token])</text:p>
            <text:p text:style-name="P15"><text:tab/><text:tab/><text:tab/># updated this line for the new authenticated method</text:p>
            <text:p text:style-name="P15"><text:tab/><text:tab/><text:tab/>if user &amp;&amp; user.authenticated?(:remember, cookies[:remember_token])</text:p>
            <text:p text:style-name="P15"><text:tab/><text:tab/><text:tab/><text:tab/># <text:tab/>( def authenticated?(attribute, token) from User model)</text:p>
            <text:p text:style-name="P15"><text:tab/><text:tab/><text:tab/><text:tab/># <text:s text:c="11"/>so it will be remember_digest</text:p>
            <text:p text:style-name="P15"><text:tab/><text:tab/><text:tab/><text:tab/>log_in user<text:tab/><text:tab/><text:tab/><text:tab/><text:tab/><text:tab/><text:tab/><text:tab/># from this same file</text:p>
            <text:p text:style-name="P15"><text:tab/><text:tab/><text:tab/><text:tab/>@current_user = user</text:p>
            <text:p text:style-name="P15"><text:soft-page-break/><text:tab/><text:tab/><text:tab/>end</text:p>
            <text:p text:style-name="P15"><text:tab/><text:tab/>end</text:p>
            <text:p text:style-name="P15"><text:tab/>end</text:p>
            <text:p text:style-name="P15"/>
            <text:p text:style-name="P15"><text:tab/># returns true if the user is logged in</text:p>
            <text:p text:style-name="P15"><text:tab/>def logged_in?</text:p>
            <text:p text:style-name="P15"><text:tab/><text:tab/>!current_user.nil?</text:p>
            <text:p text:style-name="P15"><text:tab/>end</text:p>
            <text:p text:style-name="P15"/>
            <text:p text:style-name="P15"><text:tab/># forgets a persistent session</text:p>
            <text:p text:style-name="P15"><text:tab/>def forget(user)</text:p>
            <text:p text:style-name="P15"><text:tab/><text:tab/>user.forget <text:tab/><text:tab/><text:tab/><text:tab/><text:tab/><text:tab/><text:tab/><text:tab/><text:tab/><text:tab/># from models/user</text:p>
            <text:p text:style-name="P15"><text:tab/><text:tab/>cookies.delete(:user_id)</text:p>
            <text:p text:style-name="P15"><text:tab/><text:tab/>cookies.delete(:remember_token)</text:p>
            <text:p text:style-name="P15"><text:tab/>end</text:p>
            <text:p text:style-name="P15"/>
            <text:p text:style-name="P15"><text:tab/># logs out the current user</text:p>
            <text:p text:style-name="P15"><text:tab/>def log_out</text:p>
            <text:p text:style-name="P15"><text:tab/><text:tab/>forget(current_user)</text:p>
            <text:p text:style-name="P15"><text:tab/><text:tab/>session.delete(:user_id)</text:p>
            <text:p text:style-name="P15"><text:tab/><text:tab/>@current_user = nil</text:p>
            <text:p text:style-name="P15"><text:tab/>end</text:p>
            <text:p text:style-name="P15"/>
            <text:p text:style-name="P15"><text:tab/># remembers a user in a persisten session</text:p>
            <text:p text:style-name="P15"><text:tab/>def remember(user)</text:p>
            <text:p text:style-name="P15"><text:tab/><text:tab/>user.remember<text:tab/><text:tab/><text:tab/><text:tab/><text:tab/><text:tab/><text:tab/><text:tab/><text:tab/><text:tab/># from models/user</text:p>
            <text:p text:style-name="P15"><text:tab/><text:tab/>cookies.permanent.signed[:user_id] = user.id</text:p>
            <text:p text:style-name="P15"><text:tab/><text:tab/>cookies.permanent[:remember_token] = user.remember_token</text:p>
            <text:p text:style-name="P15"><text:tab/>end<text:tab/><text:tab/><text:tab/><text:tab/><text:tab/><text:tab/><text:tab/><text:tab/><text:tab/><text:tab/><text:tab/><text:tab/><text:tab/><text:tab/><text:tab/><text:tab/># from an attr_accessor of models/user</text:p>
            <text:p text:style-name="P15"/>
            <text:p text:style-name="P15"><text:tab/># redirects to stored location (or the default), after it, it cleans itself</text:p>
            <text:p text:style-name="P15"><text:tab/>def redirect_back_or(default)</text:p>
            <text:p text:style-name="P15"><text:tab/><text:tab/>redirect_to(session[:forwarding_url] || default )</text:p>
            <text:p text:style-name="P15"><text:tab/><text:tab/>session.delete(:forwarding_url)</text:p>
            <text:p text:style-name="P15"><text:tab/>end</text:p>
            <text:p text:style-name="P15"/>
            <text:p text:style-name="P15"><text:tab/># stores the URL trying to be accessed</text:p>
            <text:p text:style-name="P15"><text:tab/>def store_location<text:tab/><text:tab/><text:tab/><text:tab/><text:tab/><text:tab/><text:tab/><text:tab/><text:tab/><text:tab/><text:tab/># <text:s/>but only for a GET request</text:p>
            <text:p text:style-name="P15"><text:tab/><text:tab/>session[:forwarding_url] = request.original_url if request.get?</text:p>
            <text:p text:style-name="P15"><text:tab/>end # puts the requested URL in the session variable under the key :forwarding_url</text:p>
            <text:p text:style-name="P15">end</text:p>
          </table:table-cell>
        </table:table-row>
      </table:table>
      <text:h text:style-name="P24" text:outline-level="2"/>
      <text:h text:style-name="P29" text:outline-level="2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5">class UserMailer &lt; ApplicationMailer</text:p>
            <text:p text:style-name="P15"/>
            <text:p text:style-name="P15"><text:s text:c="2"/># Subject can be set in your I18n file at config/locales/en.yml</text:p>
            <text:p text:style-name="P15"><text:s text:c="2"/># with the following lookup:</text:p>
            <text:p text:style-name="P15"><text:s text:c="2"/>#</text:p>
            <text:p text:style-name="P15"><text:s text:c="2"/># <text:s text:c="2"/>en.user_mailer.account_activation.subject</text:p>
            <text:p text:style-name="P15"><text:s text:c="2"/>#</text:p>
            <text:p text:style-name="P15"><text:s text:c="2"/>def account_activation(user)</text:p>
            <text:p text:style-name="P15"><text:s text:c="4"/>@user = user</text:p>
            <text:p text:style-name="P15"><text:s text:c="4"/>mail to: user.email, subject: "Account activation"</text:p>
            <text:p text:style-name="P15"><text:s text:c="2"/>end</text:p>
            <text:p text:style-name="P15"/>
            <text:p text:style-name="P15"><text:s text:c="2"/># Subject can be set in your I18n file at config/locales/en.yml</text:p>
            <text:p text:style-name="P15"><text:s text:c="2"/># with the following lookup:</text:p>
            <text:p text:style-name="P15"><text:s text:c="2"/>#</text:p>
            <text:p text:style-name="P15"><text:s text:c="2"/># <text:s text:c="2"/>en.user_mailer.password_reset.subject</text:p>
            <text:p text:style-name="P15"><text:s text:c="2"/>#</text:p>
            <text:p text:style-name="P15"><text:s text:c="2"/>def password_reset</text:p>
            <text:p text:style-name="P15"><text:s text:c="4"/>@greeting = "Hi"</text:p>
            <text:p text:style-name="P15"/>
            <text:p text:style-name="P15"><text:s text:c="4"/>mail to: "to@example.org"</text:p>
            <text:p text:style-name="P15"><text:s text:c="2"/>end</text:p>
            <text:p text:style-name="P15"/>
            <text:p text:style-name="P15"><text:s text:c="2"/>def password_reset(user)</text:p>
            <text:p text:style-name="P15"><text:s text:c="4"/>@user = user</text:p>
            <text:p text:style-name="P15"><text:s text:c="4"/>mail to: user.email, subject: "Password reset"</text:p>
            <text:p text:style-name="P15"><text:s text:c="2"/>end</text:p>
            <text:p text:style-name="P15">end</text:p>
          </table:table-cell>
        </table:table-row>
      </table:table>
      <text:h text:style-name="P34" text:outline-level="1"><text:bookmark-start text:name="__RefHeading___Toc528_2238994884"/>models<text:bookmark-end text:name="__RefHeading___Toc528_2238994884"/></text:h>
      <text:h text:style-name="P23" text:outline-level="2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5">class User &lt; ApplicationRecord</text:p>
            <text:p text:style-name="P15"><text:tab/>attr_accessor :remember_token, :activation_token, :reset_token</text:p>
            <text:p text:style-name="P15"><text:tab/>before_save <text:tab/>:downcase_email</text:p>
            <text:p text:style-name="P15"><text:tab/>before_create :create_activation_digest</text:p>
            <text:p text:style-name="P15"/>
            <text:p text:style-name="P15"><text:tab/>VALID_EMAIL_REGEX = /\A[\d\+\.a-z_-]+@[a-z]+\.[a-z.]+\z/i</text:p>
            <text:p text:style-name="P15"><text:tab/>validates(:name, <text:s/><text:tab/><text:tab/>presence: <text:tab/>true, </text:p>
            <text:p text:style-name="P15"><text:tab/><text:tab/><text:tab/><text:tab/><text:tab/><text:tab/><text:tab/><text:tab/><text:tab/><text:tab/><text:tab/><text:tab/>length: <text:tab/><text:tab/>{ maximum: 50 } )</text:p>
            <text:p text:style-name="P15"><text:s text:c="2"/>validates :email, <text:tab/><text:tab/>presence: <text:tab/>true, </text:p>
            <text:p text:style-name="P15"><text:s text:c="2"/><text:tab/><text:tab/><text:tab/><text:tab/><text:tab/><text:tab/><text:tab/><text:tab/><text:tab/><text:tab/><text:tab/>length: <text:tab/><text:tab/>{ maximum: 255 }, </text:p>
            <text:p text:style-name="P15"><text:s text:c="2"/><text:tab/><text:tab/><text:tab/><text:tab/><text:tab/><text:tab/><text:tab/><text:tab/><text:tab/><text:tab/><text:tab/>format: <text:tab/><text:tab/>{ with: VALID_EMAIL_REGEX },</text:p>
            <text:p text:style-name="P15"><text:s text:c="2"/><text:tab/><text:tab/><text:tab/><text:tab/><text:tab/><text:tab/><text:tab/><text:tab/><text:tab/><text:tab/><text:tab/>uniqueness: { case_sensitive: false }</text:p>
            <text:p text:style-name="P15"><text:tab/>validates<text:tab/>:password, <text:tab/>presence: <text:tab/>true,</text:p>
            <text:p text:style-name="P15"><text:soft-page-break/><text:tab/><text:tab/><text:tab/><text:tab/><text:tab/><text:tab/><text:tab/><text:tab/><text:tab/><text:tab/><text:tab/><text:tab/>length: <text:tab/><text:tab/>{ minimum: 6 }</text:p>
            <text:p text:style-name="P15"><text:tab/>has_secure_password</text:p>
            <text:p text:style-name="P15"/>
            <text:p text:style-name="P15"><text:tab/># returns the hash digest of the given string</text:p>
            <text:p text:style-name="P15"><text:tab/>def User.digest(string)</text:p>
            <text:p text:style-name="P15"><text:tab/><text:tab/>cost = ActiveModel::SecurePassword.min_cost ? BCrypt::Engine::MIN_COST : BCrypt::Engine.cost</text:p>
            <text:p text:style-name="P15"><text:tab/><text:tab/>BCrypt::Password.create(string, cost: cost)</text:p>
            <text:p text:style-name="P15"><text:tab/>end<text:tab/></text:p>
            <text:p text:style-name="P15"/>
            <text:p text:style-name="P15"><text:tab/># returns a random token</text:p>
            <text:p text:style-name="P15"><text:tab/>def User.new_token</text:p>
            <text:p text:style-name="P15"><text:tab/><text:tab/>SecureRandom.urlsafe_base64</text:p>
            <text:p text:style-name="P15"><text:tab/>end</text:p>
            <text:p text:style-name="P15"/>
            <text:p text:style-name="P15"><text:tab/># remembers a user in the database for use in persisten sessions</text:p>
            <text:p text:style-name="P15"><text:tab/>def remember</text:p>
            <text:p text:style-name="P15"><text:tab/><text:tab/>self.remember_token = User.new_token</text:p>
            <text:p text:style-name="P15"><text:tab/><text:tab/>update_attribute(:remember_digest, User.digest(remember_token))</text:p>
            <text:p text:style-name="P15"><text:tab/>end</text:p>
            <text:p text:style-name="P15"/>
            <text:p text:style-name="P15"><text:tab/># returns true if the given token matches the digest</text:p>
            <text:p text:style-name="P15"><text:tab/># ENHANCED, now it has the fancy metaprogramming and two arguments</text:p>
            <text:p text:style-name="P15"><text:tab/>def authenticated?(attribute, token)</text:p>
            <text:p text:style-name="P15"><text:tab/><text:tab/>digest = self.send("#{attribute}_digest") # so clever</text:p>
            <text:p text:style-name="P15"><text:tab/><text:tab/>return false if digest.nil?</text:p>
            <text:p text:style-name="P15"><text:tab/><text:tab/>BCrypt::Password.new(digest).is_password?(token)</text:p>
            <text:p text:style-name="P15"><text:tab/>end</text:p>
            <text:p text:style-name="P15"/>
            <text:p text:style-name="P15"><text:tab/># forgets a user</text:p>
            <text:p text:style-name="P15"><text:tab/>def forget</text:p>
            <text:p text:style-name="P15"><text:tab/><text:tab/>update_attribute(:remember_digest, nil)</text:p>
            <text:p text:style-name="P15"><text:tab/>end</text:p>
            <text:p text:style-name="P15"/>
            <text:p text:style-name="P15"># ACCOUNT ACTIVATION</text:p>
            <text:p text:style-name="P15"/>
            <text:p text:style-name="P15"><text:tab/># activates an account</text:p>
            <text:p text:style-name="P15"><text:tab/>def activate</text:p>
            <text:p text:style-name="P15"><text:tab/><text:tab/>update_columns(activated: true, activated_at: Time.zone.now)</text:p>
            <text:p text:style-name="P15"><text:tab/><text:tab/># old two lines version:</text:p>
            <text:p text:style-name="P15"><text:tab/><text:tab/># update_attribute(:activated,<text:tab/><text:tab/>true)</text:p>
            <text:p text:style-name="P15"><text:tab/><text:tab/># update_attribute(:activated_at, Time.zone.now)</text:p>
            <text:p text:style-name="P15"><text:tab/><text:tab/># please note how the original one was, it had user</text:p>
            <text:p text:style-name="P15"><text:tab/><text:tab/># user.update_attribute(:activated,<text:tab/><text:tab/><text:tab/>true)</text:p>
            <text:p text:style-name="P15"><text:tab/>end</text:p>
            <text:p text:style-name="P15"/>
            <text:p text:style-name="P15"><text:tab/># sends activation email</text:p>
            <text:p text:style-name="P15"><text:tab/>def send_activation_email</text:p>
            <text:p text:style-name="P15"><text:tab/><text:tab/>UserMailer.account_activation(self).deliver_now</text:p>
            <text:p text:style-name="P15"><text:tab/><text:tab/># the call for self used to be to @user</text:p>
            <text:p text:style-name="P15"><text:tab/>end</text:p>
            <text:p text:style-name="P15"/>
            <text:p text:style-name="P15"># PASSWORD RESET</text:p>
            <text:p text:style-name="P15"><text:tab/># sets the password reset attributes</text:p>
            <text:p text:style-name="P15"><text:soft-page-break/><text:tab/>def create_reset_digest</text:p>
            <text:p text:style-name="P15"><text:tab/><text:tab/>self.reset_token = User.new_token</text:p>
            <text:p text:style-name="P15"><text:tab/><text:tab/># update_attribute(:reset_digest, User.digest(reset_token))</text:p>
            <text:p text:style-name="P15"><text:tab/><text:tab/># update_attribute(:reset_sent_at, Time.zone.now)</text:p>
            <text:p text:style-name="P15"><text:tab/><text:tab/># above two lines in just one (and a half):</text:p>
            <text:p text:style-name="P15"><text:tab/><text:tab/>update_columns(reset_digest: <text:s/>User.digest(reset_token),</text:p>
            <text:p text:style-name="P15"><text:tab/><text:tab/><text:tab/><text:tab/><text:tab/><text:tab/><text:tab/><text:tab/><text:tab/> reset_sent_at: Time.zone.now)</text:p>
            <text:p text:style-name="P15"><text:tab/>end</text:p>
            <text:p text:style-name="P15"/>
            <text:p text:style-name="P15"><text:tab/># sends password reset email</text:p>
            <text:p text:style-name="P15"><text:tab/>def send_password_reset_email</text:p>
            <text:p text:style-name="P15"><text:tab/><text:tab/>UserMailer.password_reset(self).deliver_now</text:p>
            <text:p text:style-name="P15"><text:tab/>end</text:p>
            <text:p text:style-name="P15"/>
            <text:p text:style-name="P15"><text:tab/># returns true if a password reset has expired</text:p>
            <text:p text:style-name="P15"><text:tab/>def password_reset_expired?</text:p>
            <text:p text:style-name="P15"><text:tab/><text:tab/>reset_sent_at &lt; 2.hours.ago # date helpers</text:p>
            <text:p text:style-name="P15"><text:tab/>end</text:p>
            <text:p text:style-name="P15"/>
            <text:p text:style-name="P15"><text:tab/>private</text:p>
            <text:p text:style-name="P15"><text:tab/><text:tab/># creates and assigns the activation token and digest</text:p>
            <text:p text:style-name="P15"><text:tab/><text:tab/>def create_activation_digest</text:p>
            <text:p text:style-name="P15"><text:tab/><text:tab/><text:tab/>self.activation_token <text:s/>= User.new_token</text:p>
            <text:p text:style-name="P15"><text:tab/><text:tab/><text:tab/>self.activation_digest = User.digest(activation_token)</text:p>
            <text:p text:style-name="P15"><text:tab/><text:tab/>end</text:p>
            <text:p text:style-name="P15"/>
            <text:p text:style-name="P15"><text:tab/><text:tab/># converts email to all lower-case</text:p>
            <text:p text:style-name="P15"><text:tab/><text:tab/>def downcase_email</text:p>
            <text:p text:style-name="P15"><text:tab/><text:tab/><text:tab/># self.email = email.downcase</text:p>
            <text:p text:style-name="P15"><text:tab/><text:tab/><text:tab/>email.downcase!</text:p>
            <text:p text:style-name="P15"><text:tab/><text:tab/>end</text:p>
            <text:p text:style-name="P15">end</text:p>
          </table:table-cell>
        </table:table-row>
      </table:table>
      <text:p text:style-name="P3"/>
      <text:h text:style-name="P38" text:outline-level="1"><text:bookmark-start text:name="__RefHeading___Toc532_2238994884"/>views<text:bookmark-end text:name="__RefHeading___Toc532_2238994884"/></text:h>
      <text:h text:style-name="P25" text:outline-level="2"><text:bookmark-start text:name="__RefHeading___Toc534_2238994884"/>layouts<text:bookmark-end text:name="__RefHeading___Toc534_2238994884"/></text:h>
      <text:h text:style-name="P5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6">&lt;!DOCTYPE html&gt;</text:p>
            <text:p text:style-name="P16">&lt;html&gt;</text:p>
            <text:p text:style-name="P16"><text:s text:c="2"/>&lt;head&gt;</text:p>
            <text:p text:style-name="P16"><text:s text:c="4"/>&lt;title&gt;<text:tab/>&lt;%= full_title(yield(:title)) %&gt;<text:tab/>&lt;/title&gt;</text:p>
            <text:p text:style-name="P16"><text:s text:c="4"/>&lt;%= render 'layouts/rails_default' %&gt;</text:p>
            <text:p text:style-name="P16"><text:s text:c="4"/>&lt;%= render 'layouts/shim' %&gt;</text:p>
            <text:p text:style-name="P16"><text:s text:c="2"/>&lt;/head&gt;</text:p>
            <text:p text:style-name="P16"><text:s text:c="2"/>&lt;body&gt;</text:p>
            <text:p text:style-name="P16"><text:s text:c="4"/>&lt;%= render 'layouts/header' %&gt;</text:p>
            <text:p text:style-name="P16"><text:s text:c="4"/>&lt;div class="container"&gt;</text:p>
            <text:p text:style-name="P16"><text:s text:c="6"/>&lt;% flash.each do |message_type, message| %&gt;</text:p>
            <text:p text:style-name="P16"><text:s text:c="8"/>&lt;div class="alert alert-&lt;%= message_type %&gt;"&gt; </text:p>
            <text:p text:style-name="P16"><text:s text:c="10"/>&lt;%= message %&gt; </text:p>
            <text:p text:style-name="P16"><text:s text:c="8"/>&lt;/div&gt;</text:p>
            <text:p text:style-name="P16"><text:s text:c="6"/>&lt;% end %&gt;</text:p>
            <text:p text:style-name="P16"><text:s text:c="6"/>&lt;%= yield %&gt;</text:p>
            <text:p text:style-name="P16"><text:s text:c="6"/>&lt;%= render 'layouts/footer' %&gt;</text:p>
            <text:p text:style-name="P16"><text:s text:c="6"/>&lt;%= debug(params) if Rails.env.development? %&gt;</text:p>
            <text:p text:style-name="P16"><text:s text:c="4"/>&lt;/div&gt;</text:p>
            <text:p text:style-name="P16"><text:s text:c="2"/>&lt;/body&gt;</text:p>
            <text:p text:style-name="P16">&lt;/html&gt;</text:p>
          </table:table-cell>
        </table:table-row>
      </table:table>
      <text:h text:style-name="Heading_20_3" text:outline-level="3"><text:bookmark-start text:name="__RefHeading___Toc538_2238994884"/>_foo<text:span text:style-name="T4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6">&lt;footer class="footer"&gt;</text:p>
            <text:p text:style-name="P16"><text:tab/>&lt;small&gt;</text:p>
            <text:p text:style-name="P16"><text:tab/><text:tab/>The </text:p>
            <text:p text:style-name="P16"><text:tab/><text:tab/>&lt;a href="http://www.railstutorial.org/"&gt;Ruby on Rails Tutorial&lt;/a&gt; by</text:p>
            <text:p text:style-name="P16"><text:tab/><text:tab/>&lt;a href="http://www.michaelhartl.com/"&gt;Michael Hartl&lt;/a&gt;</text:p>
            <text:p text:style-name="P16"><text:tab/>&lt;/small&gt;</text:p>
            <text:p text:style-name="P16"><text:tab/>&lt;nav&gt;</text:p>
            <text:p text:style-name="P16"><text:tab/><text:tab/>&lt;ul&gt;</text:p>
            <text:p text:style-name="P16"><text:tab/><text:tab/><text:tab/>&lt;li&gt;&lt;%= link_to "About", <text:tab/><text:tab/>about_path <text:tab/><text:tab/>%&gt;&lt;/li&gt;</text:p>
            <text:p text:style-name="P16"><text:tab/><text:tab/><text:tab/>&lt;li&gt;&lt;%= link_to "Contact", <text:tab/>contact_path <text:tab/>%&gt;&lt;/li&gt;</text:p>
            <text:p text:style-name="P16"><text:tab/><text:tab/><text:tab/>&lt;li&gt;&lt;a href="http://news.railstutorial.org/"&gt;News&lt;/a&gt;&lt;/li&gt;</text:p>
            <text:p text:style-name="P16"><text:tab/><text:tab/>&lt;/ul&gt;</text:p>
            <text:p text:style-name="P16"><text:tab/>&lt;/nav&gt;</text:p>
            <text:p text:style-name="P16">&lt;/footer&gt;</text:p>
          </table:table-cell>
        </table:table-row>
      </table:table>
      <text:h text:style-name="P6" text:outline-level="3"/>
      <text:h text:style-name="P11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5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6"><text:s/>&lt;%= csrf_meta_tags %&gt;</text:p>
            <text:p text:style-name="P16"><text:s text:c="4"/>&lt;%= stylesheet_link_tag <text:s text:c="3"/>'application', media: 'all', 'data-turbolinks-track': 'reload' %&gt;</text:p>
            <text:p text:style-name="P16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4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"><text:s text:c="4"/>&lt;!--[if lt IE 9]&gt;</text:p>
            <text:p text:style-name="P16"><text:s text:c="6"/>&lt;script src="//cdnjs.cloudflare.com/ajax/libs/html5shiv/r29/html5.min.js"&lt;/script&gt;</text:p>
            <text:p text:style-name="P16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6">&lt;!DOCTYPE html&gt;</text:p>
            <text:p text:style-name="P16">&lt;html&gt;</text:p>
            <text:p text:style-name="P16"><text:s text:c="2"/>&lt;head&gt;</text:p>
            <text:p text:style-name="P16"><text:s text:c="4"/>&lt;meta http-equiv="Content-Type" content="text/html; charset=utf-8" /&gt;</text:p>
            <text:p text:style-name="P16"><text:s text:c="4"/>&lt;style&gt;</text:p>
            <text:p text:style-name="P16"><text:s text:c="6"/>/* Email styles need to be inline */</text:p>
            <text:p text:style-name="P16"><text:s text:c="4"/>&lt;/style&gt;</text:p>
            <text:p text:style-name="P16"><text:s text:c="2"/>&lt;/head&gt;</text:p>
            <text:p text:style-name="P16"/>
            <text:p text:style-name="P16"><text:soft-page-break/><text:s text:c="2"/>&lt;body&gt;</text:p>
            <text:p text:style-name="P16"><text:s text:c="4"/>&lt;%= yield %&gt;</text:p>
            <text:p text:style-name="P16"><text:s text:c="2"/>&lt;/body&gt;</text:p>
            <text:p text:style-name="P16">&lt;/html&gt;</text:p>
          </table:table-cell>
        </table:table-row>
      </table:table>
      <text:h text:style-name="P5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26" text:outline-level="2"><text:bookmark-start text:name="__RefHeading___Toc546_2238994884"/><text:span text:style-name="T4">static_pages</text:span><text:bookmark-end text:name="__RefHeading___Toc546_2238994884"/></text:h>
      <text:h text:style-name="P5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7">&lt;div class="center jumbotron"&gt;</text:p>
            <text:p text:style-name="P17"><text:tab/>&lt;h1&gt;Hi, welcome to Manuel's Sample App&lt;/h1&gt;</text:p>
            <text:p text:style-name="P17"/>
            <text:p text:style-name="P17"><text:tab/>&lt;h2&gt;</text:p>
            <text:p text:style-name="P17"><text:tab/><text:tab/>This is the home page for the</text:p>
            <text:p text:style-name="P17"><text:tab/>&lt;a href="http://www.railstutorial.org/"&gt;Ruby on Rails Tutorial&lt;/a&gt;<text:tab/>sample application</text:p>
            <text:p text:style-name="P17">&lt;/h2&gt;</text:p>
            <text:p text:style-name="P17"/>
            <text:p text:style-name="P17">&lt;%= link_to "Sign up now!", signup_path, class: "btn btn-lg btn-primary" %&gt;</text:p>
            <text:p text:style-name="P17">&lt;/div&gt;</text:p>
            <text:p text:style-name="P17"/>
            <text:p text:style-name="P17">&lt;%= link_to image_tag("rails.png", alt: "Rails logo"),</text:p>
            <text:p text:style-name="P17"><text:tab/>'http://rubyonrails.org/' %&gt;</text:p>
            <text:p text:style-name="P17"/>
          </table:table-cell>
        </table:table-row>
      </table:table>
      <text:h text:style-name="P7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7">&lt;% provide(:title, "About") %&gt;</text:p>
            <text:p text:style-name="P17">&lt;h1&gt;About&lt;/h1&gt;</text:p>
            <text:p text:style-name="P17"/>
            <text:p text:style-name="P17">&lt;p&gt;</text:p>
            <text:p text:style-name="P17"><text:tab/>The </text:p>
            <text:p text:style-name="P17"><text:tab/>&lt;a href="http://www.railstutorial.org/"&gt;&lt;em&gt;Ruby on Rails Tutorial&lt;/em&gt;&lt;/a&gt; is a </text:p>
            <text:p text:style-name="P17"><text:tab/>&lt;a href="http://screencasts.railstutorial.org/"&gt;screencast series&lt;/a&gt;</text:p>
            <text:p text:style-name="P17"><text:tab/>to teach web development with</text:p>
            <text:p text:style-name="P17"><text:tab/>&lt;a href="http://rubyonrails.org/"&gt;Ruby on Rails&lt;/a&gt;.</text:p>
            <text:p text:style-name="P17"><text:tab/>This is the sample application for the tutorial.</text:p>
            <text:p text:style-name="P17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7">&lt;% provide(:title, "Contact") %&gt;</text:p>
            <text:p text:style-name="P17">&lt;h1&gt;Contacts&lt;/h1&gt;</text:p>
            <text:p text:style-name="P17">&lt;p&gt;</text:p>
            <text:p text:style-name="P17"><text:tab/>Contact the Ruby on Rails Tutorial about the sample app at the </text:p>
            <text:p text:style-name="P17"><text:tab/>&lt;a href="http://www.railstutorial.org/contact"&gt;contact page&lt;/a&gt;</text:p>
            <text:p text:style-name="P17">&lt;/p&gt;</text:p>
          </table:table-cell>
        </table:table-row>
      </table:table>
      <text:h text:style-name="P8" text:outline-level="3"/>
      <text:h text:style-name="P12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">&lt;% provide(:title, "Help") %&gt;</text:p>
            <text:p text:style-name="P17">&lt;h1&gt;Help&lt;/h1&gt;</text:p>
            <text:p text:style-name="P17"/>
            <text:p text:style-name="P17">&lt;p&gt;</text:p>
            <text:p text:style-name="P17"><text:tab/>Get help on the Ruby on Rails Tutorial at the</text:p>
            <text:p text:style-name="P17"><text:tab/>&lt;a href="http://www.railstutorial.org/help"&gt;Rails Tutorial help page&lt;/a&gt;.</text:p>
            <text:p text:style-name="P17"><text:tab/>To get help on this sample app, see the</text:p>
            <text:p text:style-name="P17"><text:tab/>&lt;a href="http://www.railstutoria.org/book"&gt;&lt;em&gt;Ruby on Rails Tutorial&lt;/em&gt; book&lt;/a&gt;.</text:p>
            <text:p text:style-name="P17">&lt;/p&gt;</text:p>
          </table:table-cell>
        </table:table-row>
      </table:table>
      <text:h text:style-name="P27" text:outline-level="2">users</text:h>
      <text:h text:style-name="P9" text:outline-level="3">index.html.erb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8">&lt;% provide(:title, "All users") %&gt;</text:p>
            <text:p text:style-name="P18">&lt;h1&gt;all users&lt;/h1&gt;</text:p>
            <text:p text:style-name="P18"/>
            <text:p text:style-name="P18">&lt;%= will_paginate %&gt;</text:p>
            <text:p text:style-name="P18"/>
            <text:p text:style-name="P18">&lt;ul class="users"&gt;</text:p>
            <text:p text:style-name="P18"><text:tab/>&lt;%= render @users %&gt; <text:s/>&lt;!-- users the partial _users --&gt;</text:p>
            <text:p text:style-name="P18">&lt;/ul&gt;</text:p>
            <text:p text:style-name="P18"/>
            <text:p text:style-name="P18">&lt;%= will_paginate %&gt;</text:p>
          </table:table-cell>
        </table:table-row>
      </table:table>
      <text:h text:style-name="Heading_20_3" text:outline-level="3">new.html.erb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8">&lt;% provide(:title, <text:tab/><text:tab/><text:tab/> 'Sign up'<text:tab/><text:tab/><text:tab/><text:tab/><text:tab/>) %&gt;</text:p>
            <text:p text:style-name="P18">&lt;% provide(:button_text, 'Create my account') %&gt;</text:p>
            <text:p text:style-name="P18">&lt;h1&gt;Sign up&lt;/h1&gt;</text:p>
            <text:p text:style-name="P18">&lt;div class="row"&gt;</text:p>
            <text:p text:style-name="P18"><text:tab/>&lt;div class="col-md-6 col-md-offset-3"&gt;</text:p>
            <text:p text:style-name="P18"><text:tab/><text:tab/>&lt;%= render partial: "form" %&gt;</text:p>
            <text:p text:style-name="P18"><text:tab/>&lt;/div&gt;</text:p>
            <text:p text:style-name="P18">&lt;/div&gt;</text:p>
          </table:table-cell>
        </table:table-row>
      </table:table>
      <text:h text:style-name="Heading_20_3" text:outline-level="3">show.html.erb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9">&lt;% provide(:title, @user.name) %&gt;</text:p>
            <text:p text:style-name="P19">&lt;div class="row"&gt;</text:p>
            <text:p text:style-name="P19"><text:tab/>&lt;aside class="col-md-4"&gt;</text:p>
            <text:p text:style-name="P19"><text:tab/><text:tab/>&lt;section class="user_info"&gt;</text:p>
            <text:p text:style-name="P19"><text:tab/><text:tab/><text:tab/>&lt;h1&gt;</text:p>
            <text:p text:style-name="P19"><text:tab/><text:tab/><text:tab/><text:tab/>&lt;%= gravatar_for @user %&gt;</text:p>
            <text:p text:style-name="P19"><text:tab/><text:tab/><text:tab/><text:tab/>&lt;%= @user.name %&gt;</text:p>
            <text:p text:style-name="P19"><text:tab/><text:tab/><text:tab/>&lt;/h1&gt;</text:p>
            <text:p text:style-name="P19"><text:tab/><text:tab/><text:tab/>&lt;p&gt;&lt;%= @user.email %&gt;&lt;/p&gt;</text:p>
            <text:p text:style-name="P19"><text:tab/><text:tab/><text:tab/>&lt;p&gt;it is &lt;%= Time.now.strftime("%X") %&gt;&lt;/p&gt;</text:p>
            <text:p text:style-name="P19"><text:tab/><text:tab/><text:tab/>&lt;p&gt;created at: &lt;%= @user.created_at %&gt;&lt;/p&gt;</text:p>
            <text:p text:style-name="P19"><text:tab/><text:tab/><text:tab/>&lt;p&gt;updated at: &lt;%= @user.updated_at %&gt;&lt;/p&gt;</text:p>
            <text:p text:style-name="P19"><text:soft-page-break/><text:tab/><text:tab/>&lt;/section&gt;</text:p>
            <text:p text:style-name="P19"><text:tab/>&lt;/aside&gt;</text:p>
            <text:p text:style-name="P19">&lt;/div&gt;</text:p>
          </table:table-cell>
        </table:table-row>
      </table:table>
      <text:h text:style-name="P10" text:outline-level="3">edit.html.erb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9">&lt;% provide(:title, "edit for #{@user.name}") %&gt;</text:p>
            <text:p text:style-name="P19">&lt;% provide(:button_text, "Save changes")<text:tab/> <text:s text:c="2"/>%&gt;</text:p>
            <text:p text:style-name="P19"/>
            <text:p text:style-name="P19">&lt;h1&gt;Update your profile&lt;/h1&gt;</text:p>
            <text:p text:style-name="P19"/>
            <text:p text:style-name="P19">&lt;div class="row"&gt;</text:p>
            <text:p text:style-name="P19"><text:tab/>&lt;div class="col-md-6 col-md-offset-3"&gt;</text:p>
            <text:p text:style-name="P19"><text:tab/><text:tab/>&lt;%= render partial: "form" %&gt;</text:p>
            <text:p text:style-name="P19"><text:tab/><text:tab/>&lt;div class="gravatar_edit"&gt;</text:p>
            <text:p text:style-name="P19"><text:tab/><text:tab/><text:tab/>&lt;%= gravatar_for @user %&gt;</text:p>
            <text:p text:style-name="P19"><text:tab/><text:tab/><text:tab/>&lt;a rel="noopener" href="http://gravatar.com/emails" target="_blank"&gt;change&lt;/a&gt;</text:p>
            <text:p text:style-name="P19"><text:tab/><text:tab/>&lt;/div&gt;</text:p>
            <text:p text:style-name="P19"><text:tab/>&lt;/div&gt;</text:p>
            <text:p text:style-name="P19">&lt;/div&gt;</text:p>
          </table:table-cell>
        </table:table-row>
      </table:table>
      <text:h text:style-name="Heading_20_3" text:outline-level="3">_form.html.erb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9">&lt;%= form_for(@user) do |f| %&gt;</text:p>
            <text:p text:style-name="P19"><text:tab/>&lt;%= render 'shared/error_messages' %&gt;</text:p>
            <text:p text:style-name="P19"/>
            <text:p text:style-name="P19"><text:tab/>&lt;%= f.label<text:tab/><text:tab/><text:tab/><text:tab/><text:tab/><text:tab/>:name %&gt;</text:p>
            <text:p text:style-name="P19"><text:tab/>&lt;%= f.text_field <text:tab/><text:tab/><text:tab/>:name,<text:tab/><text:tab/><text:tab/><text:tab/><text:tab/><text:tab/><text:tab/><text:tab/><text:tab/>class: 'form-control' %&gt;</text:p>
            <text:p text:style-name="P19"/>
            <text:p text:style-name="P19"><text:tab/>&lt;%= f.label <text:tab/><text:tab/><text:tab/><text:tab/><text:tab/>:email %&gt;</text:p>
            <text:p text:style-name="P19"><text:tab/>&lt;%= f.email_field <text:tab/><text:tab/>:email, <text:tab/><text:tab/><text:tab/><text:tab/><text:tab/><text:tab/><text:tab/><text:tab/>class: 'form-control' %&gt;</text:p>
            <text:p text:style-name="P19"/>
            <text:p text:style-name="P19"><text:tab/>&lt;%= f.label <text:tab/><text:tab/><text:tab/><text:tab/><text:tab/>:password %&gt;</text:p>
            <text:p text:style-name="P19"><text:tab/>&lt;%= f.password_field <text:tab/>:password, <text:tab/><text:tab/><text:tab/><text:tab/><text:tab/><text:tab/><text:tab/>class: 'form-control' %&gt;</text:p>
            <text:p text:style-name="P19"/>
            <text:p text:style-name="P19"><text:tab/>&lt;%= f.label <text:tab/><text:tab/><text:tab/><text:tab/><text:tab/>:password_confirmation %&gt;</text:p>
            <text:p text:style-name="P19"><text:tab/>&lt;%= f.password_field <text:tab/>:password_confirmation,<text:tab/>class: 'form-control' %&gt;</text:p>
            <text:p text:style-name="P19"/>
            <text:p text:style-name="P19"><text:tab/>&lt;%= f.submit yield(:button_text), class: "btn btn-primary" %&gt;</text:p>
            <text:p text:style-name="P19">&lt;% end %&gt;</text:p>
          </table:table-cell>
        </table:table-row>
      </table:table>
      <text:h text:style-name="P10" text:outline-level="3">_user.html.erb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9">&lt;li&gt;</text:p>
            <text:p text:style-name="P19"><text:tab/>&lt;%= gravatar_for user, size: 50 %&gt;</text:p>
            <text:p text:style-name="P19"><text:tab/>&lt;%= link_to user.name, user %&gt; &lt;!-- so admins don't have delete links --&gt;</text:p>
            <text:p text:style-name="P19"><text:tab/>&lt;% if current_user.admin? &amp;&amp; !current_user?(user) %&gt;</text:p>
            <text:p text:style-name="P19"><text:tab/><text:tab/>| &lt;%= link_to "delete", user, method: :delete,</text:p>
            <text:p text:style-name="P19"><text:tab/><text:tab/><text:tab/><text:tab/>data: { confirm: "You sure?" } %&gt;</text:p>
            <text:p text:style-name="P19"><text:tab/>&lt;% end %&gt;</text:p>
            <text:p text:style-name="P19">&lt;/li&gt;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3.53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2.47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17ee00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0.<text:span text:style-name="MT1">5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20</text:page-number><text:span text:style-name="MT2">/</text:span><text:page-count>20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7T18:18:22.251211530</dc:date>
    <meta:editing-duration>PT28M31S</meta:editing-duration>
    <meta:editing-cycles>6</meta:editing-cycles>
    <meta:generator>LibreOffice/5.3.3.2$Linux_X86_64 LibreOffice_project/30m0$Build-2</meta:generator>
    <meta:document-statistic meta:table-count="30" meta:image-count="0" meta:object-count="0" meta:page-count="20" meta:paragraph-count="715" meta:word-count="2457" meta:character-count="21647" meta:non-whitespace-character-count="17524"/>
  </office:meta>
</office:document-meta>
</file>